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4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co7" style:family="table-column">
      <style:table-column-properties fo:break-before="auto" style:column-width="8.2cm"/>
    </style:style>
    <style:style style:name="co8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1.432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1.462cm" fo:break-before="auto" style:use-optimal-row-height="false"/>
    </style:style>
    <style:style style:name="ro32" style:family="table-row">
      <style:table-row-properties style:row-height="4.68cm" fo:break-before="auto" style:use-optimal-row-height="false"/>
    </style:style>
    <style:style style:name="ro33" style:family="table-row">
      <style:table-row-properties style:row-height="5.581cm" fo:break-before="auto" style:use-optimal-row-height="true"/>
    </style:style>
    <style:style style:name="ro34" style:family="table-row">
      <style:table-row-properties style:row-height="1.157cm" fo:break-before="auto" style:use-optimal-row-height="true"/>
    </style:style>
    <style:style style:name="ro35" style:family="table-row">
      <style:table-row-properties style:row-height="1.526cm" fo:break-before="auto" style:use-optimal-row-height="true"/>
    </style:style>
    <style:style style:name="ro36" style:family="table-row">
      <style:table-row-properties style:row-height="0.788cm" fo:break-before="auto" style:use-optimal-row-height="true"/>
    </style:style>
    <style:style style:name="ro37" style:family="table-row">
      <style:table-row-properties style:row-height="1.139cm" fo:break-before="auto" style:use-optimal-row-height="false"/>
    </style:style>
    <style:style style:name="ro38" style:family="table-row">
      <style:table-row-properties style:row-height="1.286cm" fo:break-before="auto" style:use-optimal-row-height="false"/>
    </style:style>
    <style:style style:name="ro39" style:family="table-row">
      <style:table-row-properties style:row-height="1.549cm" fo:break-before="auto" style:use-optimal-row-height="false"/>
    </style:style>
    <style:style style:name="ro40" style:family="table-row">
      <style:table-row-properties style:row-height="0.907cm" fo:break-before="auto" style:use-optimal-row-height="false"/>
    </style:style>
    <style:style style:name="ro41" style:family="table-row">
      <style:table-row-properties style:row-height="0.965cm" fo:break-before="auto" style:use-optimal-row-height="false"/>
    </style:style>
    <style:style style:name="ro42" style:family="table-row">
      <style:table-row-properties style:row-height="1.755cm" fo:break-before="auto" style:use-optimal-row-height="false"/>
    </style:style>
    <style:style style:name="ro43" style:family="table-row">
      <style:table-row-properties style:row-height="1.081cm" fo:break-before="auto" style:use-optimal-row-height="false"/>
    </style:style>
    <style:style style:name="ro44" style:family="table-row">
      <style:table-row-properties style:row-height="1.344cm" fo:break-before="auto" style:use-optimal-row-height="false"/>
    </style:style>
    <style:style style:name="ro45" style:family="table-row">
      <style:table-row-properties style:row-height="2.263cm" fo:break-before="auto" style:use-optimal-row-height="true"/>
    </style:style>
    <style:style style:name="ro46" style:family="table-row">
      <style:table-row-properties style:row-height="1.316cm" fo:break-before="auto" style:use-optimal-row-height="false"/>
    </style:style>
    <style:style style:name="ro47" style:family="table-row">
      <style:table-row-properties style:row-height="1.894cm" fo:break-before="auto" style:use-optimal-row-height="true"/>
    </style:style>
    <style:style style:name="ro48" style:family="table-row">
      <style:table-row-properties style:row-height="1.9cm" fo:break-before="auto" style:use-optimal-row-height="false"/>
    </style:style>
    <style:style style:name="ro49" style:family="table-row">
      <style:table-row-properties style:row-height="1.49cm" fo:break-before="auto" style:use-optimal-row-height="false"/>
    </style:style>
    <style:style style:name="ro50" style:family="table-row">
      <style:table-row-properties style:row-height="0.818cm" fo:break-before="auto" style:use-optimal-row-height="true"/>
    </style:style>
    <style:style style:name="ro51" style:family="table-row">
      <style:table-row-properties style:row-height="2.339cm" fo:break-before="auto" style:use-optimal-row-height="true"/>
    </style:style>
    <style:style style:name="ro52" style:family="table-row">
      <style:table-row-properties style:row-height="0.379cm" fo:break-before="auto" style:use-optimal-row-height="false"/>
    </style:style>
    <style:style style:name="ro53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able-cell-properties fo:background-color="#ffe994" fo:wrap-option="wrap" fo:border="0.06pt solid #000000" style:vertical-align="top"/>
    </style:style>
    <style:style style:name="ce85" style:family="table-cell" style:parent-style-name="Default">
      <style:table-cell-properties fo:background-color="transparent" fo:wrap-option="wrap" fo:border="0.06pt solid #000000" style:vertical-align="top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d7" fo:wrap-option="wrap" fo:border="0.06pt solid #000000" style:vertical-align="top"/>
    </style:style>
    <style:style style:name="ce88" style:family="table-cell" style:parent-style-name="Default">
      <style:table-cell-properties fo:wrap-option="wrap" fo:border="0.06pt solid #000000" style:vertical-align="top"/>
    </style:style>
    <style:style style:name="ce8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9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106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2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11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2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Calibri" style:font-size-asian="10pt" style:language-asian="ar" style:country-asian="SA" style:font-name-complex="Abyssinica SIL" style:font-size-complex="10pt" style:language-complex="none" style:country-complex="none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T1" style:family="text">
      <style:text-properties fo:color="#8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127622"/>
    </style:style>
    <style:style style:name="T4" style:family="text">
      <style:text-properties fo:color="#b753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55308d"/>
    </style:style>
    <style:style style:name="T7" style:family="text">
      <style:text-properties fo:color="#127622"/>
    </style:style>
    <style:style style:name="T8" style:family="text">
      <style:text-properties style:use-window-font-color="true"/>
    </style:style>
    <style:style style:name="T9" style:family="text">
      <style:text-properties fo:color="#2a6099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color="#127622"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b75300" fo:font-weight="bold" style:font-weight-asian="bold" style:font-weight-complex="bold"/>
    </style:style>
    <style:style style:name="T14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5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16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7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18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19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20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55308d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26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fo:color="#2a6099" fo:font-weight="bold" style:font-weight-asian="bold" style:font-weight-complex="bold"/>
    </style:style>
    <style:style style:name="T2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3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34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3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36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37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38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41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8" style:family="text">
      <style:text-properties fo:color="#be480a"/>
    </style:style>
    <style:style style:name="T49" style:family="text">
      <style:text-properties fo:color="#b85c00"/>
    </style:style>
    <style:style style:name="T50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52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3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5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57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0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6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6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75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77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7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8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8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8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8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8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8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9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9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95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99" style:family="text">
      <style:text-properties fo:color="#b47804"/>
    </style:style>
    <style:style style:name="T100" style:family="text">
      <style:text-properties style:text-position="-33% 58%"/>
    </style:style>
    <style:style style:name="T10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04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07" style:family="text">
      <style:text-properties fo:color="#158466"/>
    </style:style>
    <style:style style:name="T108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0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12" style:family="text">
      <style:text-properties fo:color="#158466" fo:font-weight="bold" style:font-weight-asian="bold" style:font-weight-complex="bold"/>
    </style:style>
    <style:style style:name="T11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1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2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2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2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2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color="#ff3838"/>
    </style:style>
    <style:style style:name="T131" style:family="text">
      <style:text-properties fo:font-size="10pt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2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3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color="#ff5429"/>
    </style:style>
    <style:style style:name="T135" style:family="text">
      <style:text-properties fo:color="#f10d0c"/>
    </style:style>
    <style:style style:name="T136" style:family="text">
      <style:text-properties fo:font-weight="bold" fo:font-style="normal" style:font-weight-asian="bold" style:font-weight-complex="bold" style:font-style-asian="normal" style:font-style-complex="normal"/>
    </style:style>
    <style:style style:name="T137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38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39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40" style:family="text">
      <style:text-properties style:text-overline-style="none" style:text-overline-color="font-color" fo:language="ru" fo:country="RU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style:font-name="Ubuntu" style:font-relief="none"/>
    </style:style>
    <style:style style:name="T141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bold" style:font-weight-asian="bold" style:font-weight-complex="bold"/>
    </style:style>
    <style:style style:name="T142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normal" style:font-weight-asian="normal" style:font-weight-complex="normal"/>
    </style:style>
    <style:style style:name="T143" style:family="text">
      <style:text-properties fo:font-size="10pt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4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45" style:family="text">
      <style:text-properties fo:color="#ff5429" fo:font-weight="bold" style:font-weight-asian="bold" style:font-weight-complex="bold"/>
    </style:style>
    <style:style style:name="T146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7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ff542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94"/>
        <table:table-column table:style-name="co2" table:default-cell-style-name="ce94"/>
        <table:table-column table:style-name="co3" table:number-columns-repeated="1022" table:default-cell-style-name="ce94"/>
        <table:table-row table:style-name="ro1">
          <table:table-cell table:style-name="ce84" office:value-type="string" calcext:value-type="string">
            <text:p>Объектно-ориентированное программирование</text:p>
          </table:table-cell>
          <table:table-cell table:style-name="ce84"/>
          <table:table-cell table:number-columns-repeated="1022"/>
        </table:table-row>
        <table:table-row table:style-name="ro2">
          <table:table-cell table:style-name="ce85" office:value-type="string" calcext:value-type="string">
            <text:p>Абстракция данных</text:p>
          </table:table-cell>
          <table:table-cell table:style-name="ce85" office:value-type="string" calcext:value-type="string">
            <text:p>Абстрагирование означает <text:span text:style-name="T2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86" office:value-type="string" calcext:value-type="string">
            <text:p>Инкапсуляция</text:p>
          </table:table-cell>
          <table:table-cell table:style-name="ce85" office:value-type="string" calcext:value-type="string">
            <text:p>свойство системы, позволяющее <text:span text:style-name="T2">объединить данные и методы, работающие с ними, в классе. </text:span></text:p>
            <text:p>Одни языки (например, C++, Java или Ruby) <text:span text:style-name="T2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Наследование</text:p>
          </table:table-cell>
          <table:table-cell table:style-name="ce85" office:value-type="string" calcext:value-type="string">
            <text:p>свойство системы, позволяющее<text:span text:style-name="T2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Полиморфизм</text:p>
          </table:table-cell>
          <table:table-cell table:style-name="ce85" office:value-type="string" calcext:value-type="string">
            <text:p>Полиморфизм подтипов — свойство системы, позволяющее <text:span text:style-name="T2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85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ООП SOLID</text:p>
          </table:table-cell>
          <table:table-cell table:style-name="ce87"/>
          <table:table-cell table:number-columns-repeated="1022"/>
        </table:table-row>
        <table:table-row table:style-name="ro5">
          <table:table-cell table:style-name="ce88" office:value-type="string" calcext:value-type="string">
            <text:p>S single responsibility principle</text:p>
          </table:table-cell>
          <table:table-cell table:style-name="ce88" office:value-type="string" calcext:value-type="string">
            <text:p>Для каждого класса должно быть определено<text:span text:style-name="T2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O open–closed principle</text:p>
          </table:table-cell>
          <table:table-cell table:style-name="ce88" office:value-type="string" calcext:value-type="string">
            <text:p>программные сущности … должны быть <text:span text:style-name="T2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L Liskov substitution principle</text:p>
          </table:table-cell>
          <table:table-cell table:style-name="ce88" office:value-type="string" calcext:value-type="string">
            <text:p><text:span text:style-name="T2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I interface segregation principle</text:p>
          </table:table-cell>
          <table:table-cell table:style-name="ce88" office:value-type="string" calcext:value-type="string">
            <text:p><text:span text:style-name="T2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D dependency inversion principle</text:p>
          </table:table-cell>
          <table:table-cell table:style-name="ce88" office:value-type="string" calcext:value-type="string">
            <text:p><text:span text:style-name="T2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6">
          <table:table-cell table:style-name="ce87" office:value-type="string" calcext:value-type="string">
            <text:p>Шаблоны проектирования</text:p>
            <text:p>Порождающие</text:p>
          </table:table-cell>
          <table:table-cell table:style-name="ce87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1) <text:span text:style-name="T1">Фабричный метод</text:span></text:p>
          </table:table-cell>
          <table:table-cell table:style-name="ce88" office:value-type="string" calcext:value-type="string">
            <text:p>это порождающий паттерн проектирования, </text:p>
            <text:p><text:span text:style-name="T10">который определяет общий интерфейс для создания объектов в суперклассе, </text:span></text:p>
            <text:p><text:span text:style-name="T10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7">
          <table:table-cell table:style-name="ce88" office:value-type="string" calcext:value-type="string">
            <text:p><text:span text:style-name="T2">2) </text:span><text:span text:style-name="T3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88" office:value-type="string" calcext:value-type="string">
            <text:p>— это порождающий паттерн проектирования, </text:p>
            <text:p><text:span text:style-name="T11">который гарантирует, что у класса есть только один экземпляр,</text:span><text:span text:style-name="T2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4">
          <table:table-cell table:style-name="ce88" office:value-type="string" calcext:value-type="string">
            <text:p>Одиночка применяется:</text:p>
          </table:table-cell>
          <table:table-cell table:style-name="ce88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Одиночка плох тем, что</text:p>
          </table:table-cell>
          <table:table-cell table:style-name="ce88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3">
          <table:table-cell table:style-name="ce89" office:value-type="string" calcext:value-type="string">
            <text:p>3) <text:span text:style-name="T4">Строитель</text:span></text:p>
          </table:table-cell>
          <table:table-cell table:style-name="ce88" office:value-type="string" calcext:value-type="string">
            <text:p><text:span text:style-name="T12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88"/>
          <table:table-cell table:style-name="ce88" office:value-type="string" calcext:value-type="string">
            <text:p>Паттерн Строитель предлагает </text:p>
            <text:p><text:span text:style-name="T13">вынести конструирование объекта за пределы его собственного класса, </text:span></text:p>
            <text:p><text:span text:style-name="T13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4">
          <table:table-cell table:style-name="ce88"/>
          <table:table-cell table:style-name="ce95" office:value-type="string" calcext:value-type="string">
            <text:p><text:span text:style-name="T14">Паттерн предлагает </text:span><text:span text:style-name="T15">разбить процесс конструирования объекта на отдельные шаги</text:span><text:span text:style-name="T16"> (например, построитьСтены, вставитьДвери и другие). </text:span></text:p>
            <text:p><text:span text:style-name="T5">Чтобы создать объект, вам нужно поочерёдно вызывать методы строителя. </text:span></text:p>
            <text:p/>
            <text:p><text:span text:style-name="T17">Причём</text:span><text:span text:style-name="T18"> </text:span><text:span text:style-name="T19">не нужно запускать все шаги, а только те, что нужны</text:span><text:span text:style-name="T20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6">
          <table:table-cell table:style-name="ce88"/>
          <table:table-cell table:style-name="ce88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6">
          <table:table-cell table:style-name="ce87" office:value-type="string" calcext:value-type="string">
            <text:p><text:span text:style-name="T5">Шаблоны проектирования</text:span></text:p>
            <text:p><text:span text:style-name="T5">Структурные</text:span></text:p>
          </table:table-cell>
          <table:table-cell table:style-name="ce87" office:value-type="string" calcext:value-type="string">
            <text:p><text:span text:style-name="T5">Декоратор, Фасад,</text:span></text:p>
            <text:p><text:span text:style-name="T5">Адаптер, Легковес,</text:span>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4) <text:span text:style-name="T6">Декоратор</text:span></text:p>
            <text:p><text:span text:style-name="T6">(обёртка)</text:span></text:p>
          </table:table-cell>
          <table:table-cell table:style-name="ce88" office:value-type="string" calcext:value-type="string">
            <text:p> — это структурный паттерн проектирования, который позволяет </text:p>
            <text:p>динамически <text:span text:style-name="T21">добавлять объектам новую функциональность, </text:span></text:p>
            <text:p><text:span text:style-name="T21">оборачивая их в полезные «обёртки»</text:span><text:span text:style-name="T6">.</text:span></text:p>
          </table:table-cell>
          <table:table-cell table:number-columns-repeated="1022"/>
        </table:table-row>
        <table:table-row table:style-name="ro1">
          <table:table-cell table:style-name="ce88"/>
          <table:table-cell table:style-name="ce88" office:value-type="string" calcext:value-type="string">
            <text:p>Декоратор <text:span text:style-name="T2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88" table:number-columns-repeated="2"/>
          <table:table-cell table:number-columns-repeated="1022"/>
        </table:table-row>
        <table:table-row table:style-name="ro8">
          <table:table-cell table:style-name="ce89" office:value-type="string" calcext:value-type="string">
            <text:p>5) <text:span text:style-name="T7">Фасад </text:span></text:p>
          </table:table-cell>
          <table:table-cell table:style-name="ce88" office:value-type="string" calcext:value-type="string">
            <text:p>— это структурный паттерн проектирования, </text:p>
            <text:p><text:span text:style-name="T11">который предоставляет простой интерфейс к сложной системе,</text:span><text:span text:style-name="T2"> </text:span></text:p>
            <text:p><text:span text:style-name="T2">содержащей много классов, большую библиотеку или фреймворк</text:span></text:p>
            <text:p/>
            <text:p><text:span text:style-name="T22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Фасад применим, когда</text:p>
          </table:table-cell>
          <table:table-cell table:style-name="ce95" office:value-type="string" calcext:value-type="string">
            <text:p>а) вам нужно <text:span text:style-name="T2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88"/>
          <table:table-cell table:style-name="ce88" office:value-type="string" calcext:value-type="string">
            <text:p>б) вы хотите<text:span text:style-name="T7"> </text:span><text:span text:style-name="T11">разложить подсистему на отдельные слои</text:span><text:span text:style-name="T7">.</text:span></text:p>
            <text:p>Эти <text:span text:style-name="T11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4">
          <table:table-cell table:style-name="ce90" office:value-type="string" calcext:value-type="string">
            <text:p><text:span text:style-name="T8">6) </text:span>Адаптер </text:p>
          </table:table-cell>
          <table:table-cell table:style-name="ce88" office:value-type="string" calcext:value-type="string">
            <text:p><text:span text:style-name="T5">— это структурный паттерн проектирования, </text:span></text:p>
            <text:p><text:span text:style-name="T23">который</text:span><text:span text:style-name="T24"> </text:span><text:span text:style-name="T25">позволяет объектам с несовместимыми интерфейсами работать вместе.</text:span></text:p>
            <text:p/>
            <text:p><text:span text:style-name="T26">Это объект-переводчик, </text:span><text:span text:style-name="T27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8">
          <table:table-cell table:style-name="ce89" office:value-type="string" calcext:value-type="string">
            <text:p>7) <text:span text:style-name="T9">Легковес </text:span></text:p>
          </table:table-cell>
          <table:table-cell table:style-name="ce88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28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6">
          <table:table-cell table:style-name="ce88"/>
          <table:table-cell table:style-name="ce88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4">
          <table:table-cell table:style-name="ce88"/>
          <table:table-cell table:style-name="ce88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9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6">
          <table:table-cell table:style-name="ce87" office:value-type="string" calcext:value-type="string">
            <text:p><text:span text:style-name="T5">Шаблоны проектирования</text:span></text:p>
            <text:p><text:span text:style-name="T5">Поведенческие</text:span></text:p>
          </table:table-cell>
          <table:table-cell table:style-name="ce87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8) <text:span text:style-name="T10">Наблюдатель</text:span> (слушатель)</text:p>
          </table:table-cell>
          <table:table-cell table:style-name="ce88" office:value-type="string" calcext:value-type="string">
            <text:p>— это поведенческий паттерн проектирования, </text:p>
            <text:p><text:span text:style-name="T10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6">
          <table:table-cell table:style-name="ce88"/>
          <table:table-cell table:style-name="ce96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SQL Transactions - ACID</text:p>
          </table:table-cell>
          <table:table-cell table:style-name="ce87"/>
          <table:table-cell table:number-columns-repeated="1022"/>
        </table:table-row>
        <table:table-row table:style-name="ro6">
          <table:table-cell table:style-name="ce88" office:value-type="string" calcext:value-type="string">
            <text:p>Atomicity — Атомарность</text:p>
          </table:table-cell>
          <table:table-cell table:style-name="ce88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Consistency — Согласованность</text:p>
          </table:table-cell>
          <table:table-cell table:style-name="ce88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Isolation — Изолированность</text:p>
          </table:table-cell>
          <table:table-cell table:style-name="ce88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Durability — Прочность</text:p>
          </table:table-cell>
          <table:table-cell table:style-name="ce88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SQL Нормальные формы</text:p>
          </table:table-cell>
          <table:table-cell table:style-name="ce87"/>
          <table:table-cell table:number-columns-repeated="1022"/>
        </table:table-row>
        <table:table-row table:style-name="ro1">
          <table:table-cell table:style-name="ce88" office:value-type="string" calcext:value-type="string">
            <text:p>1 нормальная форма</text:p>
          </table:table-cell>
          <table:table-cell table:style-name="ce88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2 нормальная форма</text:p>
          </table:table-cell>
          <table:table-cell table:style-name="ce88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3 нормальная форма</text:p>
          </table:table-cell>
          <table:table-cell table:style-name="ce88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4 нормальная форма</text:p>
          </table:table-cell>
          <table:table-cell table:style-name="ce88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4" office:value-type="string" calcext:value-type="string">
            <text:p>Многопоточность</text:p>
          </table:table-cell>
          <table:table-cell table:style-name="ce84"/>
          <table:table-cell table:number-columns-repeated="1022"/>
        </table:table-row>
        <table:table-row table:style-name="ro6">
          <table:table-cell table:style-name="ce87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87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4">
          <table:table-cell table:style-name="ce88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88"/>
          <table:table-cell table:number-columns-repeated="1022"/>
        </table:table-row>
        <table:table-row table:style-name="ro8">
          <table:table-cell table:style-name="ce88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88" office:value-type="string" calcext:value-type="string">
            <text:p><text:span text:style-name="T5">1) Оператор if в потоке 2 проверяет x на чётность.</text:span></text:p>
            <text:p><text:span text:style-name="T5">2) Оператор «x++» в потоке 1 увеличивает x на единицу.</text:span></text:p>
            <text:p><text:span text:style-name="T5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5">
          <table:table-cell table:style-name="ce87" office:value-type="string" calcext:value-type="string">
            <text:p>Deadlock</text:p>
            <text:p>Взаи́мная блокиро́вка</text:p>
          </table:table-cell>
          <table:table-cell table:style-name="ce87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Процесс 1</text:p>
          </table:table-cell>
          <table:table-cell table:style-name="ce91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Хочет захватить A и B, начинает с A</text:p>
          </table:table-cell>
          <table:table-cell table:style-name="ce9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Захватывает ресурс A</text:p>
          </table:table-cell>
          <table:table-cell table:style-name="ce9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Ожидает освобождения ресурса B</text:p>
          </table:table-cell>
          <table:table-cell table:style-name="ce9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3" office:value-type="string" calcext:value-type="string" table:number-columns-spanned="2" table:number-rows-spanned="1">
            <text:p>Взаимная блокировка</text:p>
          </table:table-cell>
          <table:covered-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ce88" office:value-type="string" calcext:value-type="string">
            <text:p>Главная проблема Deadlock</text:p>
          </table:table-cell>
          <table:table-cell table:style-name="ce88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4" office:value-type="string" calcext:value-type="string">
            <text:p>HTTP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88" office:value-type="string" calcext:value-type="string">
            <text:p>Типы запросов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GE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POS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PU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DELETE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HEAD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OPTIONS</text:p>
          </table:table-cell>
          <table:table-cell table:style-name="ce88"/>
          <table:table-cell table:number-columns-repeated="1022"/>
        </table:table-row>
        <table:table-row table:style-name="ro1" table:number-rows-repeated="4">
          <table:table-cell table:style-name="ce88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4" table:default-cell-style-name="ce111"/>
        <table:table-column table:style-name="co5" table:default-cell-style-name="ce111"/>
        <table:table-column table:style-name="co3" table:number-columns-repeated="1022" table:default-cell-style-name="ce111"/>
        <table:table-row table:style-name="ro1">
          <table:table-cell table:style-name="ce97" office:value-type="string" calcext:value-type="string">
            <text:p>Стэк</text:p>
          </table:table-cell>
          <table:table-cell table:style-name="ce97"/>
          <table:table-cell table:number-columns-repeated="1022"/>
        </table:table-row>
        <table:table-row table:style-name="ro9">
          <table:table-cell table:style-name="ce98" office:value-type="string" calcext:value-type="string">
            <text:p>LIFO (“Last in – first out”)</text:p>
          </table:table-cell>
          <table:table-cell table:style-name="ce98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98" office:value-type="string" calcext:value-type="string">
            <text:p>PUSH</text:p>
            <text:p/>
            <text:p/>
          </table:table-cell>
          <table:table-cell table:style-name="ce98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98" office:value-type="string" calcext:value-type="string">
            <text:p>POP</text:p>
          </table:table-cell>
          <table:table-cell table:style-name="ce98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98" table:number-columns-repeated="2"/>
          <table:table-cell table:number-columns-repeated="1022"/>
        </table:table-row>
        <table:table-row table:style-name="ro11">
          <table:table-cell table:style-name="ce97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7" office:value-type="string" calcext:value-type="string">
            <text:p>Обычно подразумевает <text:span text:style-name="T2">как класс ноды с 2-3</text:span> атрибутами - значнеие, ссылка на следующий, ссылка на предыдущий.</text:p>
            <text:p><text:span text:style-name="T2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98" office:value-type="string" calcext:value-type="string">
            <text:p>Вставка в позицию курсора <text:s/>put_right, put_left <text:s/></text:p>
          </table:table-cell>
          <table:table-cell table:style-name="ce98" office:value-type="string" calcext:value-type="string">
            <text:p>O(1)  </text:p>
            <text:p><text:span text:style-name="T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98" office:value-type="string" calcext:value-type="string">
            <text:p>Удаление в позиции курсора <text:s/>remove_right, remove <text:s/></text:p>
          </table:table-cell>
          <table:table-cell table:style-name="ce98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Передвинуть курсор к первому элементу <text:s/>start <text:s/></text:p>
          </table:table-cell>
          <table:table-cell table:style-name="ce98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ередвинуть курсор к последнему элементу <text:s/>finish <text:s/>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Передвинуть курсор на шаг вправо <text:s/>forth</text:p>
          </table:table-cell>
          <table:table-cell table:style-name="ce98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ередвинуть курсор на шаг влево <text:s/>back <text:s/>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99" office:value-type="string" calcext:value-type="string">
            <text:p>Вставка в конец, если курсора там нет <text:s/>extend 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оиск <text:s/>search, has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Обращение <text:s/>reverse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100" office:value-type="string" calcext:value-type="string">
            <text:p>Линейная скорость вычислений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1" office:value-type="string" calcext:value-type="string">
            <text:p>О(n)</text:p>
          </table:table-cell>
          <table:table-cell table:style-name="ce101"/>
          <table:table-cell table:number-columns-repeated="102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1">
          <table:table-cell table:style-name="ce102" office:value-type="string" calcext:value-type="string">
            <text:p><text:span text:style-name="T29">Бинарный поиск</text:span></text:p>
            <text:p><text:span text:style-name="T30">O(log </text:span><text:span text:style-name="T31">2</text:span><text:span text:style-name="T32"> n)</text:span></text:p>
          </table:table-cell>
          <table:table-cell table:style-name="ce102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103" office:value-type="string" calcext:value-type="string">
            <text:p><text:span text:style-name="T33">def</text:span><text:span text:style-name="T34"> </text:span><text:span text:style-name="T35">binary_search</text:span><text:span text:style-name="T34">(list1, low, high, n):  </text:span></text:p>
            <text:p><text:span text:style-name="T36">  </text:span><text:span text:style-name="T37"> if</text:span><text:span text:style-name="T38"> low  n:  </text:span></text:p>
            <text:p><text:span text:style-name="T36">         </text:span><text:span text:style-name="T37">return</text:span><text:span text:style-name="T38"> binary_search(list1, low, mid - 1, n)  </text:span></text:p>
            <text:p><text:span text:style-name="T39"> </text:span></text:p>
            <text:p><text:span text:style-name="T39">      </text:span><text:span text:style-name="T40"># Else the search moves to the right sublist1 </text:span></text:p>
            <text:p><text:span text:style-name="T36">      </text:span><text:span text:style-name="T37">else</text:span><text:span text:style-name="T38">:  </text:span></text:p>
            <text:p><text:span text:style-name="T36">         </text:span><text:span text:style-name="T37">return</text:span><text:span text:style-name="T38"> binary_search(list1, mid + 1, high, n)  </text:span></text:p>
            <text:p><text:span text:style-name="T39"> </text:span></text:p>
            <text:p><text:span text:style-name="T36">   </text:span><text:span text:style-name="T37">else</text:span><text:span text:style-name="T38">:  </text:span></text:p>
            <text:p><text:span text:style-name="T39">      # Element is not available in the list1 </text:span></text:p>
            <text:p><text:span text:style-name="T36">      </text:span><text:span text:style-name="T37">return</text:span><text:span text:style-name="T38"> -1 </text:span></text:p>
            <text:p><text:span text:style-name="T39"> </text:span></text:p>
            <text:p><text:span text:style-name="T41"># Test list1ay  </text:span></text:p>
            <text:p><text:span text:style-name="T39">list1 = [12, 24, 32, 39, 45, 50, 54] </text:span></text:p>
            <text:p><text:span text:style-name="T39">n = 32 </text:span></text:p>
            <text:p/>
          </table:table-cell>
          <table:table-cell table:style-name="ce104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42"> # Function call </text:span><text:span text:style-name="T43"> </text:span></text:p>
            <text:p><text:span text:style-name="T29">res = binary_search(list1, 0, len(list1)-1, n)  </text:span></text:p>
            <text:p><text:span text:style-name="T29"> </text:span></text:p>
            <text:p><text:span text:style-name="T44">if</text:span><text:span text:style-name="T43"> res != -1:  </text:span></text:p>
            <text:p><text:span text:style-name="T45">   </text:span><text:span text:style-name="T46">print</text:span><text:span text:style-name="T47">("Element is present at index", str(res)) </text:span></text:p>
            <text:p><text:span text:style-name="T44">else</text:span><text:span text:style-name="T43">:  </text:span></text:p>
            <text:p><text:span text:style-name="T45">   </text:span><text:span text:style-name="T46">print</text:span><text:span text:style-name="T47">("Element is not present in list1") </text:span></text:p>
          </table:table-cell>
          <table:table-cell table:style-name="ce108"/>
          <table:table-cell table:number-columns-repeated="1022"/>
        </table:table-row>
        <table:table-row table:style-name="ro15">
          <table:table-cell table:style-name="ce105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101" office:value-type="string" calcext:value-type="string">
            <text:p>обычный бинарный поиск. O(log <text:span text:style-name="T100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<text:span text:style-name="T48">def</text:span> <text:span text:style-name="T49">guessNumber</text:span>(finish, start=1):</text:p>
            <text:p>        center = (finish + start) // 2</text:p>
            <text:p>        result = <text:span text:style-name="T1">guess</text:span>(center)</text:p>
            <text:p/>
            <text:p>        <text:span text:style-name="T48">if</text:span> result == -1:</text:p>
            <text:p><text:span text:style-name="T50">            </text:span><text:span text:style-name="T51">return</text:span> guessNumber(center - 1)</text:p>
            <text:p>        <text:span text:style-name="T48">elif</text:span> result == 1:</text:p>
            <text:p><text:span text:style-name="T50">            </text:span><text:span text:style-name="T51">return</text:span> guessNumber(finish, center + 1)</text:p>
            <text:p><text:span text:style-name="T50">        </text:span><text:span text:style-name="T51">elif</text:span> result == 0:</text:p>
            <text:p><text:span text:style-name="T50">            </text:span><text:span text:style-name="T51">return</text:span> center</text:p>
            <text:p/>
            <text:p><text:span text:style-name="T50">        </text:span><text:span text:style-name="T51">if</text:span> finish == start:</text:p>
            <text:p>            <text:span text:style-name="T48">return</text:span> finish</text:p>
          </table:table-cell>
          <table:table-cell table:style-name="ce101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105" office:value-type="string" calcext:value-type="string">
            <text:p><text:span text:style-name="T48">class</text:span> Solution(object):</text:p>
            <text:p>    <text:span text:style-name="T48">def</text:span> searchValue(<text:span text:style-name="T1">self</text:span>, row, target):</text:p>
            <text:p><text:span text:style-name="T50">        </text:span><text:span text:style-name="T51">if</text:span> not row:</text:p>
            <text:p><text:span text:style-name="T50">            </text:span><text:span text:style-name="T51">return</text:span> False</text:p>
            <text:p>        center_index = len(row) // 2</text:p>
            <text:p>        center = row[center_index]</text:p>
            <text:p><text:span text:style-name="T50">        </text:span><text:span text:style-name="T51">if</text:span> target &gt; center:</text:p>
            <text:p><text:span text:style-name="T50">            </text:span><text:span text:style-name="T51">return</text:span> <text:span text:style-name="T1">self</text:span>.searchValue(row[center_index + 1:], target)</text:p>
            <text:p><text:span text:style-name="T50">        </text:span><text:span text:style-name="T51">elif</text:span> target &lt; center:</text:p>
            <text:p><text:span text:style-name="T50">            </text:span><text:span text:style-name="T51">return</text:span> <text:span text:style-name="T1">self</text:span>.searchValue(row[:center_index], target)</text:p>
            <text:p>        <text:span text:style-name="T48">elif</text:span> target == center:</text:p>
            <text:p>            <text:span text:style-name="T48">return</text:span> True</text:p>
            <text:p/>
            <text:p>    </text:p>
          </table:table-cell>
          <table:table-cell table:style-name="ce101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105" office:value-type="string" calcext:value-type="string">
            <text:p><text:span text:style-name="T52">    </text:span><text:span text:style-name="T53">def</text:span><text:span text:style-name="T52"> searchMatrix(</text:span><text:span text:style-name="T54">self</text:span><text:span text:style-name="T52">, matrix, target):</text:span></text:p>
            <text:p><text:span text:style-name="T55">        enders = (row[-1] for row </text:span><text:span text:style-name="T56">in</text:span><text:span text:style-name="T55"> matrix)</text:span></text:p>
            <text:p><text:span text:style-name="T57">        </text:span><text:span text:style-name="T58">for</text:span><text:span text:style-name="T57"> matrix_index, row_end </text:span><text:span text:style-name="T58">in</text:span><text:span text:style-name="T57"> </text:span><text:span text:style-name="T59">enumerate</text:span><text:span text:style-name="T57">(enders):</text:span></text:p>
            <text:p><text:span text:style-name="T55">            </text:span><text:span text:style-name="T56">if</text:span><text:span text:style-name="T55"> target &gt; row_end:</text:span></text:p>
            <text:p><text:span text:style-name="T50">                </text:span><text:span text:style-name="T51">continue</text:span></text:p>
            <text:p><text:span text:style-name="T55">            </text:span><text:span text:style-name="T56">return</text:span><text:span text:style-name="T55"> self.searchValue(matrix[matrix_index], target)</text:span></text:p>
          </table:table-cell>
          <table:table-cell table:style-name="ce101" office:value-type="string" calcext:value-type="string">
            <text:p>1) Сначала находим ряд, в котором может быть наш элемент</text:p>
            <text:p/>
            <text:p>Runtime: 24 ms, <text:span text:style-name="T11">faster than 95.82%</text:span> of Python online submissions for Search a 2D Matrix.</text:p>
            <text:p>Memory Usage: 13.9 MB, <text:span text:style-name="T2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105"/>
          <table:table-cell table:style-name="ce101"/>
          <table:table-cell table:number-columns-repeated="1022"/>
        </table:table-row>
        <table:table-row table:style-name="ro18">
          <table:table-cell table:style-name="ce106" office:value-type="string" calcext:value-type="string">
            <text:p>Массивы против списков</text:p>
          </table:table-cell>
          <table:table-cell table:style-name="ce112"/>
          <table:table-cell table:number-columns-repeated="1022"/>
        </table:table-row>
        <table:table-row table:style-name="ro1">
          <table:table-cell table:style-name="ce101" office:value-type="string" calcext:value-type="string">
            <text:p>ЧТЕНИЕ</text:p>
          </table:table-cell>
          <table:table-cell table:style-name="ce101" office:value-type="string" calcext:value-type="string">
            <text:p><text:span text:style-name="T101">Массивы O(1) </text:span><text:span text:style-name="T102"> - </text:span><text:span text:style-name="T103">Списки O</text:span><text:span text:style-name="T12">(n)</text:span>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ВСТАВКА в середину</text:p>
          </table:table-cell>
          <table:table-cell table:style-name="ce113" office:value-type="string" calcext:value-type="string">
            <text:p><text:span text:style-name="T104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ВСТАВКА в начало/конец</text:p>
          </table:table-cell>
          <table:table-cell table:style-name="ce113" office:value-type="string" calcext:value-type="string">
            <text:p><text:span text:style-name="T105">Массивы O</text:span><text:span text:style-name="T102">(n)  - </text:span><text:span text:style-name="T106">Списки O</text:span><text:span text:style-name="T107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УДАЛЕНИЕ</text:p>
          </table:table-cell>
          <table:table-cell table:style-name="ce101" office:value-type="string" calcext:value-type="string">
            <text:p><text:span text:style-name="T108">Массивы O(n)  - </text:span><text:span text:style-name="T109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ДОСТУП К ЦЕНТРАЛЬНЫМ ЭЛЕМЕНТАМ</text:p>
          </table:table-cell>
          <table:table-cell table:style-name="ce101" office:value-type="string" calcext:value-type="string">
            <text:p><text:span text:style-name="T110">Массивы: Произвольный</text:span></text:p>
            <text:p><text:span text:style-name="T104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9">
          <table:table-cell table:style-name="ce101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01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01" table:number-columns-repeated="2"/>
          <table:table-cell table:number-columns-repeated="1022"/>
        </table:table-row>
        <table:table-row table:style-name="ro10">
          <table:table-cell table:style-name="ce102" office:value-type="string" calcext:value-type="string">
            <text:p>LinkedLists</text:p>
          </table:table-cell>
          <table:table-cell table:style-name="ce102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107" office:value-type="string" calcext:value-type="string">
            <text:p><text:span text:style-name="T60"># Definition for singly-linked list.</text:span></text:p>
            <text:p><text:span text:style-name="T61">class</text:span><text:span text:style-name="T62"> </text:span><text:span text:style-name="T63">ListNode</text:span><text:span text:style-name="T62">(</text:span><text:span text:style-name="T64">object</text:span><text:span text:style-name="T62">):</text:span></text:p>
            <text:p><text:span text:style-name="T65">    </text:span><text:span text:style-name="T66">def</text:span><text:span text:style-name="T67"> </text:span><text:span text:style-name="T68">__init__</text:span><text:span text:style-name="T67">(</text:span><text:span text:style-name="T68">self</text:span><text:span text:style-name="T67">, </text:span><text:span text:style-name="T69">val</text:span><text:span text:style-name="T67">=0, </text:span><text:span text:style-name="T69">next</text:span><text:span text:style-name="T67">=None):</text:span></text:p>
            <text:p><text:span text:style-name="T70">        </text:span><text:span text:style-name="T71">self</text:span><text:span text:style-name="T72">.val = val</text:span></text:p>
            <text:p><text:span text:style-name="T70">        </text:span><text:span text:style-name="T71">self</text:span><text:span text:style-name="T72">.next = next</text:span></text:p>
          </table:table-cell>
          <table:table-cell table:style-name="ce114" office:value-type="string" calcext:value-type="string">
            <text:p><text:span text:style-name="T29">LinkedList не существует в памяти как единый объект,</text:span></text:p>
            <text:p><text:span text:style-name="T45">каждый раз мы имеем дело только с 1 звеном в цепи - с </text:span><text:span text:style-name="T74">ListNode</text:span><text:span text:style-name="T47">.  </text:span></text:p>
            <text:p/>
            <text:p><text:span text:style-name="T29">И можем переключаться от 1 к другому.</text:span></text:p>
            <text:p><text:span text:style-name="T29">Если он двунаправленный, </text:span></text:p>
            <text:p><text:span text:style-name="T45">то у него ещё есть атрибут </text:span><text:span text:style-name="T111">prev</text:span><text:span text:style-name="T47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108" office:value-type="string" calcext:value-type="string">
            <text:p><text:span text:style-name="T61">class</text:span><text:span text:style-name="T62"> </text:span><text:span text:style-name="T63">Solution</text:span><text:span text:style-name="T62">(</text:span><text:span text:style-name="T64">object</text:span><text:span text:style-name="T62">):</text:span></text:p>
            <text:p><text:span text:style-name="T73">    def </text:span><text:span text:style-name="T74">reverseList</text:span><text:span text:style-name="T72">(self, head):</text:span></text:p>
            <text:p><text:span text:style-name="T75">        """</text:span></text:p>
            <text:p><text:span text:style-name="T75">        :type head: ListNode</text:span></text:p>
            <text:p><text:span text:style-name="T75">        :rtype: ListNode</text:span></text:p>
            <text:p><text:span text:style-name="T75">        """</text:span></text:p>
            <text:p><text:span text:style-name="T70">        </text:span><text:span text:style-name="T76">if</text:span><text:span text:style-name="T72"> not head:</text:span></text:p>
            <text:p><text:span text:style-name="T70">            </text:span><text:span text:style-name="T76">return</text:span><text:span text:style-name="T72"> None</text:span></text:p>
            <text:p><text:span text:style-name="T77">        </text:span></text:p>
            <text:p><text:span text:style-name="T60">        # Создаём последний элемент рев-листа из нашего 1-го</text:span></text:p>
            <text:p><text:span text:style-name="T78">        result = ListNode(</text:span><text:span text:style-name="T79">val</text:span><text:span text:style-name="T80">=head.val, </text:span><text:span text:style-name="T79">next</text:span><text:span text:style-name="T80">=None)</text:span></text:p>
            <text:p/>
            <text:p><text:span text:style-name="T81">        </text:span><text:span text:style-name="T82"># Цикл по элементам LinkedList</text:span></text:p>
            <text:p><text:span text:style-name="T70">        </text:span><text:span text:style-name="T76">while</text:span><text:span text:style-name="T72"> head.next:</text:span></text:p>
            <text:p><text:span text:style-name="T77">            head = head.next</text:span></text:p>
            <text:p><text:span text:style-name="T60">            # Создаём элементы рев-листа</text:span></text:p>
            <text:p><text:span text:style-name="T78">            result = ListNode(</text:span><text:span text:style-name="T79">val</text:span><text:span text:style-name="T80">=head.val, </text:span><text:span text:style-name="T79">next</text:span><text:span text:style-name="T80">=result)</text:span></text:p>
            <text:p><text:span text:style-name="T77">            </text:span></text:p>
            <text:p><text:span text:style-name="T70">        </text:span><text:span text:style-name="T76">return</text:span><text:span text:style-name="T72"> result</text:span></text:p>
          </table:table-cell>
          <table:table-cell table:style-name="ce101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109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86">    </text:span><text:span text:style-name="T87">def</text:span><text:span text:style-name="T88"> </text:span><text:span text:style-name="T89">hasCycle</text:span><text:span text:style-name="T88">(</text:span><text:span text:style-name="T90">self</text:span><text:span text:style-name="T88">, head: Optional[ListNode]) -&gt; bool:</text:span></text:p>
            <text:p><text:span text:style-name="T91">        </text:span><text:span text:style-name="T92">if not </text:span><text:span text:style-name="T84">head: </text:span><text:span text:style-name="T92">return False</text:span></text:p>
            <text:p><text:span text:style-name="T77">        slow, fast = head, head</text:span></text:p>
            <text:p><text:span text:style-name="T78">        </text:span><text:span text:style-name="T93">while</text:span><text:span text:style-name="T80"> fast.next </text:span><text:span text:style-name="T93">and</text:span><text:span text:style-name="T80"> fast.next.next:</text:span></text:p>
            <text:p><text:span text:style-name="T77">            slow = slow.next</text:span></text:p>
            <text:p><text:span text:style-name="T77">            fast = fast.next.next</text:span></text:p>
            <text:p><text:span text:style-name="T81">            if slow == fast: </text:span><text:span text:style-name="T94">return True</text:span></text:p>
            <text:p><text:span text:style-name="T95">        return False</text:span></text:p>
          </table:table-cell>
          <table:table-cell table:style-name="ce101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101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115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101" office:value-type="string" calcext:value-type="string">
            <text:p><text:span text:style-name="T96">        res, addon = node_sum(l1.val, l2.val)</text:span></text:p>
            <text:p><text:span text:style-name="T96">        first_res = res</text:span></text:p>
            <text:p><text:span text:style-name="T96">        </text:span></text:p>
            <text:p><text:span text:style-name="T96">        while (l1 and l1.next) or (l2 and l2.next) or addon != 0:</text:span></text:p>
            <text:p><text:span text:style-name="T96">            l1 = l1.next if l1 else 0</text:span></text:p>
            <text:p><text:span text:style-name="T96">            l2 = l2.next if l2 else 0</text:span></text:p>
            <text:p><text:span text:style-name="T96">            first = l1.val if isinstance(l1, ListNode) else 0</text:span></text:p>
            <text:p><text:span text:style-name="T96">            second = l2.val if isinstance(l2, ListNode) else 0</text:span></text:p>
            <text:p><text:span text:style-name="T96">            </text:span></text:p>
            <text:p><text:span text:style-name="T96">            next_res, addon = node_sum(first, second, addon)</text:span></text:p>
            <text:p><text:span text:style-name="T96">            </text:span></text:p>
            <text:p><text:span text:style-name="T96">            res.next = next_res</text:span></text:p>
            <text:p><text:span text:style-name="T96">            res = next_res</text:span></text:p>
            <text:p/>
            <text:p><text:span text:style-name="T96">        return first_res</text:span></text:p>
          </table:table-cell>
          <table:table-cell table:style-name="ce115"/>
          <table:table-cell table:number-columns-repeated="1022"/>
        </table:table-row>
        <table:table-row table:style-name="ro25">
          <table:table-cell table:style-name="ce109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78">    </text:span><text:span text:style-name="T93">def</text:span><text:span text:style-name="T80"> </text:span><text:span text:style-name="T97">addTwoNumbers</text:span><text:span text:style-name="T80">(self, l1, l2 ,c = 0):</text:span></text:p>
            <text:p><text:span text:style-name="T75">        """</text:span></text:p>
            <text:p><text:span text:style-name="T75">        :type l1: ListNode</text:span></text:p>
            <text:p><text:span text:style-name="T75">        :type l2: ListNode</text:span></text:p>
            <text:p><text:span text:style-name="T75">        :rtype: ListNode</text:span></text:p>
            <text:p><text:span text:style-name="T75">        """</text:span></text:p>
            <text:p><text:span text:style-name="T77">        val = l1.val + l2.val + c</text:span></text:p>
            <text:p><text:span text:style-name="T77">        c = val // 10</text:span></text:p>
            <text:p><text:span text:style-name="T77">        ret = ListNode(val % 10 ) </text:span></text:p>
            <text:p><text:span text:style-name="T77">        </text:span></text:p>
            <text:p><text:span text:style-name="T70">        </text:span><text:span text:style-name="T76">if</text:span><text:span text:style-name="T72"> (l1.next != None or l2.next != None or c != 0):</text:span></text:p>
            <text:p><text:span text:style-name="T70">            </text:span><text:span text:style-name="T76">if</text:span><text:span text:style-name="T72"> l1.next == None:</text:span></text:p>
            <text:p><text:span text:style-name="T77">                l1.next = ListNode(0)</text:span></text:p>
            <text:p><text:span text:style-name="T70">            </text:span><text:span text:style-name="T98">if</text:span><text:span text:style-name="T72"> l2.next == None:</text:span></text:p>
            <text:p><text:span text:style-name="T77">                l2.next = ListNode(0)</text:span></text:p>
            <text:p><text:span text:style-name="T70">            ret.next = </text:span><text:span text:style-name="T71">self</text:span><text:span text:style-name="T72">.addTwoNumbers(l1.next,l2.next,c)</text:span></text:p>
            <text:p><text:span text:style-name="T70">        </text:span><text:span text:style-name="T76">return</text:span><text:span text:style-name="T72"> ret</text:span></text:p>
          </table:table-cell>
          <table:table-cell table:style-name="ce101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97" office:value-type="string" calcext:value-type="string">
            <text:p>Hash-table</text:p>
          </table:table-cell>
          <table:table-cell table:style-name="ce97"/>
          <table:table-cell table:number-columns-repeated="1022"/>
        </table:table-row>
        <table:table-row table:style-name="ro1">
          <table:table-cell table:style-name="ce98" table:number-columns-repeated="2"/>
          <table:table-cell table:number-columns-repeated="1022"/>
        </table:table-row>
        <table:table-row table:style-name="ro26">
          <table:table-cell table:style-name="ce110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twoSum</text:span>(self, nums, target):</text:p>
            <text:p>        <text:span text:style-name="T7">"""</text:span></text:p>
            <text:p><text:span text:style-name="T7">        :type nums: List[int]</text:span></text:p>
            <text:p><text:span text:style-name="T7">        :type target: int</text:span></text:p>
            <text:p><text:span text:style-name="T7">        :rtype: List[int]</text:span></text:p>
            <text:p><text:span text:style-name="T7">        """</text:span></text:p>
            <text:p>        set_nums = <text:span text:style-name="T6">set</text:span>(nums)</text:p>
            <text:p>        <text:span text:style-name="T4">for</text:span> index, elem <text:span text:style-name="T4">in</text:span> <text:span text:style-name="T6">enumerate</text:span>(nums):</text:p>
            <text:p>            mini_target = target - elem</text:p>
            <text:p>            <text:span text:style-name="T4">if</text:span> mini_target <text:span text:style-name="T4">in</text:span> set_nums:</text:p>
            <text:p>                second_index = nums.index(mini_target)</text:p>
            <text:p>                <text:span text:style-name="T4">if</text:span> index != second_index:</text:p>
            <text:p>                    <text:span text:style-name="T4">return</text:span> (index, second_index)</text:p>
          </table:table-cell>
          <table:table-cell table:style-name="ce116" office:value-type="string" calcext:value-type="string">
            <text:p>Runtime: 40 ms, <text:span text:style-name="T112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6">set</text:span>(nums)</text:p>
            <text:p><text:span text:style-name="T113">Оно тратит O(n) времени, но делается 1 раз, </text:span></text:p>
            <text:p><text:span text:style-name="T113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13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98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singleNumber</text:span>(<text:span text:style-name="T1">self</text:span>, nums):</text:p>
            <text:p>        <text:span text:style-name="T7">"""</text:span></text:p>
            <text:p><text:span text:style-name="T7">        :type nums: List[int]</text:span></text:p>
            <text:p><text:span text:style-name="T7">        :rtype: int</text:span></text:p>
            <text:p><text:span text:style-name="T7">        """</text:span></text:p>
            <text:p>        n = nums[0]</text:p>
            <text:p>        <text:span text:style-name="T4">for</text:span> i <text:span text:style-name="T4">in</text:span> <text:span text:style-name="T6">range</text:span>(1, <text:span text:style-name="T6">len</text:span>(nums)):</text:p>
            <text:p>            n = n^nums[i]</text:p>
            <text:p>            </text:p>
            <text:p>        <text:span text:style-name="T4">return</text:span> n</text:p>
          </table:table-cell>
          <table:table-cell table:style-name="ce98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">Если число встречается дважды - оба вхождения исключаются.</text:span></text:p>
            <text:p/>
            <text:p><text:span text:style-name="T114">5 ^ 3 даёт 6    (101 | 011 = 110)</text:span></text:p>
            <text:p><text:span text:style-name="T114">число ^ такое же число = даёт 0</text:span></text:p>
            <text:p><text:span text:style-name="T115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98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121"/>
        <table:table-column table:style-name="co3" table:number-columns-repeated="1022" table:default-cell-style-name="ce121"/>
        <table:table-row table:style-name="ro1">
          <table:table-cell table:style-name="ce117" office:value-type="string" calcext:value-type="string">
            <text:p>Ошибки в циклах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18" office:value-type="string" calcext:value-type="string">
            <text:p>user_is_admin = role.user_isadmin()</text:p>
            <text:p><text:span text:style-name="T4">for</text:span><text:span text:style-name="T8"> mark </text:span><text:span text:style-name="T4">in</text:span><text:span text:style-name="T8"> marks:</text:span></text:p>
            <text:p><text:span text:style-name="T116">    user_is_admin = role.user_isadmin()</text:span></text:p>
            <text:p><text:span text:style-name="T117">    </text:span><text:span text:style-name="T118">if</text:span><text:span text:style-name="T119"> user_is_admin: </text:span></text:p>
            <text:p><text:span text:style-name="T120">        save_row(mark)</text:span></text:p>
          </table:table-cell>
          <table:table-cell table:style-name="ce119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119" table:number-columns-repeated="2"/>
          <table:table-cell table:number-columns-repeated="1022"/>
        </table:table-row>
        <table:table-row table:style-name="ro1">
          <table:table-cell table:style-name="ce120" office:value-type="string" calcext:value-type="string">
            <text:p>Вера в докстринги импортируемых методов</text:p>
          </table:table-cell>
          <table:table-cell table:style-name="ce120"/>
          <table:table-cell table:number-columns-repeated="1022"/>
        </table:table-row>
        <table:table-row table:style-name="ro3">
          <table:table-cell table:style-name="ce119" office:value-type="string" calcext:value-type="string">
            <text:p><text:span text:style-name="T4">def</text:span> <text:span text:style-name="T99">get_mark_date</text:span>(period):</text:p>
            <text:p>    <text:span text:style-name="T7">"""Возвращает дату проставления оценки субпериода"""</text:span></text:p>
            <text:p>    <text:span text:style-name="T4">return</text:span> period.last_date</text:p>
          </table:table-cell>
          <table:table-cell table:style-name="ce119" office:value-type="string" calcext:value-type="string">
            <text:p><text:span text:style-name="T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119" table:number-columns-repeated="2"/>
          <table:table-cell table:number-columns-repeated="1022"/>
        </table:table-row>
        <table:table-row table:style-name="ro1">
          <table:table-cell table:style-name="ce120" office:value-type="string" calcext:value-type="string">
            <text:p>if simple and hard</text:p>
          </table:table-cell>
          <table:table-cell table:style-name="ce120"/>
          <table:table-cell table:number-columns-repeated="1022"/>
        </table:table-row>
        <table:table-row table:style-name="ro8">
          <table:table-cell table:style-name="ce119" office:value-type="string" calcext:value-type="string">
            <text:p>simple_bool = <text:span text:style-name="T48">True if </text:span><text:span text:style-name="T8">datetime.now().date()%2 == 0</text:span></text:p>
            <text:p>difficult_booll = very_hardworking_count</text:p>
            <text:p/>
            <text:p><text:span text:style-name="T121">if</text:span><text:span text:style-name="T122"> simple_bool </text:span><text:span text:style-name="T123">and</text:span><text:span text:style-name="T122"> very_hardworking_bool_count():</text:span></text:p>
            <text:p><text:span text:style-name="T124">    </text:span><text:span text:style-name="T125">return</text:span><text:span text:style-name="T124"> result</text:span></text:p>
            <text:p/>
            <text:p/>
          </table:table-cell>
          <table:table-cell table:style-name="ce119" office:value-type="string" calcext:value-type="string">
            <text:p><text:span text:style-name="T5">В начале надо ставить проверку ПРОСТЫХ </text:span></text:p>
            <text:p><text:span text:style-name="T5">заранее просчитанных булевных переменных,</text:span></text:p>
            <text:p><text:span text:style-name="T5">а уже потом - сложных</text:span></text:p>
            <text:p/>
            <text:p><text:span text:style-name="T126">Операторы </text:span><text:span text:style-name="T127">and</text:span><text:span text:style-name="T126"> и </text:span><text:span text:style-name="T127">or</text:span><text:span text:style-name="T126"> - ленивые.  </text:span></text:p>
            <text:p><text:span text:style-name="T124">В данном случае если первая переменная </text:span><text:span text:style-name="T125">False</text:span><text:span text:style-name="T12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119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1">
        <table:table-column table:style-name="co7" table:default-cell-style-name="ce80"/>
        <table:table-column table:style-name="co8" table:default-cell-style-name="ce80"/>
        <table:table-column table:style-name="co3" table:number-columns-repeated="1022" table:default-cell-style-name="ce80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8">
          <table:table-cell table:style-name="ce76" office:value-type="string" calcext:value-type="string">
            <text:p>Буферный кэш - массив буферов</text:p>
          </table:table-cell>
          <table:table-cell table:style-name="ce81" office:value-type="string" calcext:value-type="string">
            <text:p><text:a xlink:href="https://habr.com/ru/company/postgrespro/blog/458186/" xlink:type="simple">https://habr.com/ru/company/postgrespro/blog/458186/</text:a></text:p>
          </table:table-cell>
          <table:table-cell table:number-columns-repeated="1022"/>
        </table:table-row>
        <table:table-row table:style-name="ro29">
          <table:table-cell table:style-name="ce78" office:value-type="string" calcext:value-type="string">
            <text:p>Данные на диске зранятся Несогласованно,</text:p>
            <text:p>в разных местах, фрагментировано.</text:p>
          </table:table-cell>
          <table:table-cell table:style-name="ce78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36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30">
          <table:table-cell table:style-name="ce78" office:value-type="string" calcext:value-type="string">
            <text:p><text:span text:style-name="T2">буфер</text:span> — это место под <text:span text:style-name="T2">одну страницу</text:span> данных (блок), плюс заголовок</text:p>
          </table:table-cell>
          <table:table-cell table:style-name="ce78" office:value-type="string" calcext:value-type="string">
            <text:p><text:span text:style-name="T2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31">
          <table:table-cell table:style-name="ce78"/>
          <table:table-cell table:style-name="ce82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32">
          <table:table-cell table:style-name="ce78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28">* </text:span>Следующая жертва</text:p>
          </table:table-cell>
          <table:table-cell table:style-name="ce78" office:value-type="string" calcext:value-type="string">
            <text:p><text:span text:style-name="T131">Процесс ищет данные</text:span><text:span text:style-name="T132"> → </text:span></text:p>
            <text:p><text:span text:style-name="T137">→ </text:span><text:span text:style-name="T138">Хэш-таблица</text:span><text:span text:style-name="T139"> по номеру файла и номеру страницы внутри файла → </text:span></text:p>
            <text:p><text:span text:style-name="T128">→ Находит буфер и проверяет, действительно ли он содержит нужную страницу.  → </text:span></text:p>
            <text:p><text:span text:style-name="T137">→ процесс </text:span><text:span text:style-name="T138">«закрепляет» буфер</text:span><text:span text:style-name="T139">, увеличив счетчик pin count (несколько процессов могут сделать это одновременно). </text:span></text:p>
            <text:p><text:span text:style-name="T140">Пока буфер </text:span><text:span text:style-name="T141">закреплен</text:span><text:span text:style-name="T142"> (значение счетчика больше нуля), считается, что </text:span><text:span text:style-name="T141">буфер используется и его содержимое не должно «радикально» измениться.  </text:span><text:span text:style-name="T142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28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33">
          <table:table-cell table:style-name="ce78" office:value-type="string" calcext:value-type="string">
            <text:p><text:span text:style-name="T129">На каждом буфере висят 2 счётчика:</text:span></text:p>
            <text:p/>
            <text:p><text:span text:style-name="T129">usage count - счётчик обращений. максимальное значение ограничено числом 5</text:span></text:p>
            <text:p/>
            <text:p><text:span text:style-name="T129">pin count - счётчик процессов, читающих одновременно</text:span></text:p>
          </table:table-cell>
          <table:table-cell table:style-name="ce78" office:value-type="string" calcext:value-type="string">
            <text:p>-&gt; <text:span text:style-name="T2">Если страница не найдена в буфере</text:span>, она подгружается с HDD в свободные буферы.</text:p>
            <text:p><text:span text:style-name="T143">Если свободных буферов нет, она </text:span><text:span text:style-name="T144">вытесняет</text:span><text:span text:style-name="T132"> страницу с НАИМЕНЬШИМ числом счётчика pin count, используя </text:span><text:span text:style-name="T144">указатель на «следующую жертву».</text:span></text:p>
            <text:p><text:span text:style-name="T128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28">- pin count = 0, то есть он не читается в данный момент</text:span></text:p>
            <text:p><text:span text:style-name="T128">- счётчик обращений дошёл до нуля.</text:span></text:p>
            <text:p/>
            <text:p><text:span text:style-name="T128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28">→ Новая страница загружается в буфер. Ссылка на загруженную страницу прописывается в хеш-таблицу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ared_buffers</text:p>
          </table:table-cell>
          <table:table-cell table:style-name="ce78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34">
          <table:table-cell table:style-name="ce78" office:value-type="string" calcext:value-type="string">
            <text:p>temp_buffers</text:p>
          </table:table-cell>
          <table:table-cell table:style-name="ce78" office:value-type="string" calcext:value-type="string">
            <text:p>настройка максимального обьёма локального буфера </text:p>
            <text:p>- для временных данных одного процесса. </text:p>
            <text:p>Они хранятся в локальной памяти процесса, используются только им.</text:p>
          </table:table-cell>
          <table:table-cell table:number-columns-repeated="1022"/>
        </table:table-row>
        <table:table-row table:style-name="ro35">
          <table:table-cell table:style-name="ce78" office:value-type="string" calcext:value-type="string">
            <text:p><text:span text:style-name="T6">SELECT</text:span> usagecount, count(*)</text:p>
            <text:p><text:span text:style-name="T6">FROM</text:span> <text:span text:style-name="T130">pg_buffercache</text:span></text:p>
            <text:p><text:span text:style-name="T6">GROUP BY</text:span> usagecount</text:p>
            <text:p><text:span text:style-name="T6">ORDER BY</text:span> usagecount;</text:p>
          </table:table-cell>
          <table:table-cell table:style-name="ce78" office:value-type="string" calcext:value-type="string">
            <text:p>Изучить распределение буферов по степени их использования</text:p>
            <text:p/>
            <text:p><text:span text:style-name="T128">Где пустое поле 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36">
          <table:table-cell table:style-name="ce110" office:value-type="string" calcext:value-type="string">
            <text:p>Checkpoint</text:p>
          </table:table-cell>
          <table:table-cell table:style-name="ce110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35">
          <table:table-cell table:style-name="ce110" office:value-type="string" calcext:value-type="string">
            <text:p><text:span text:style-name="T131">Sequense Scan</text:span><text:span text:style-name="T132"> - </text:span>массовое чтение,</text:p>
            <text:p>одноразовые данные</text:p>
            <text:p/>
            <text:p><text:span text:style-name="T133">"буферные кольца"</text:span></text:p>
          </table:table-cell>
          <table:table-cell table:style-name="ce110" office:value-type="string" calcext:value-type="string">
            <text:p><text:span text:style-name="T2">При чтении ольших объёмов данных, которые бы вытеснили все страницы</text:span></text:p>
            <text:p><text:span text:style-name="T2">Используются "буферные кольца"</text:span>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Прогрев кэша</text:p>
          </table:table-cell>
          <table:table-cell table:style-name="ce77"/>
          <table:table-cell table:number-columns-repeated="1022"/>
        </table:table-row>
        <table:table-row table:style-name="ro29">
          <table:table-cell table:style-name="ce110" office:value-type="string" calcext:value-type="string">
            <text:p>CREATE EXTENSION pg_prewarm;</text:p>
            <text:p>ALTER SYSTEM SET shared_preload_libraries = 'pg_prewarm';</text:p>
          </table:table-cell>
          <table:table-cell table:style-name="ce110" office:value-type="string" calcext:value-type="string">
            <text:p>Чтобы после перезапуска не ждать "прогрева кэша", а сразу загрузить нужные таблицы</text:p>
          </table:table-cell>
          <table:table-cell table:number-columns-repeated="1022"/>
        </table:table-row>
        <table:table-row table:style-name="ro1" table:number-rows-repeated="2">
          <table:table-cell table:style-name="ce110" table:number-columns-repeated="2"/>
          <table:table-cell table:number-columns-repeated="1022"/>
        </table:table-row>
        <table:table-row table:style-name="ro1" table:number-rows-repeated="2">
          <table:table-cell table:style-name="ce42" table:number-columns-repeated="2"/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37">
          <table:table-cell table:style-name="ce76" office:value-type="string" calcext:value-type="string">
            <text:p>WAL журнал/ Журнал предзаписи</text:p>
            <text:p>write-ahead log</text:p>
          </table:table-cell>
          <table:table-cell table:style-name="ce81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38">
          <table:table-cell table:style-name="ce110" office:value-type="string" calcext:value-type="string">
            <text:p>Журнал - последовательность записей различной длины</text:p>
          </table:table-cell>
          <table:table-cell table:style-name="ce78" office:value-type="string" calcext:value-type="string">
            <text:p>журнальная запись в обязательном порядке должна попасть на диск до того, как туда попадет измененная страница. </text:p>
            <text:p>Отсюда и название: журнал предзаписи (write-ahead log).</text:p>
          </table:table-cell>
          <table:table-cell table:style-name="ce47" table:number-columns-repeated="1022"/>
        </table:table-row>
        <table:table-row table:style-name="ro39">
          <table:table-cell table:style-name="ce110" office:value-type="string" calcext:value-type="string">
            <text:p>В журнал записывается следующее:</text:p>
          </table:table-cell>
          <table:table-cell table:style-name="ce78" office:value-type="string" calcext:value-type="string">
            <text:p>+ <text:span text:style-name="T145">изменение страниц в буферном кеше</text:span></text:p>
            <text:p>(как правило, это страницы таблиц и индексов),</text:p>
            <text:p>так как измененная страница попадает на диск не сразу</text:p>
          </table:table-cell>
          <table:table-cell table:style-name="ce47" table:number-columns-repeated="1022"/>
        </table:table-row>
        <table:table-row table:style-name="ro40">
          <table:table-cell table:style-name="ce110"/>
          <table:table-cell table:style-name="ce78" office:value-type="string" calcext:value-type="string">
            <text:p>+ <text:span text:style-name="T145">фиксация и отмена транзакций</text:span><text:span text:style-name="T134">,</text:span></text:p>
            <text:p>изменение статуса происходит в буферах XACT и тоже попадает на диск не сразу;</text:p>
          </table:table-cell>
          <table:table-cell table:style-name="ce47" table:number-columns-repeated="1022"/>
        </table:table-row>
        <table:table-row table:style-name="ro31">
          <table:table-cell table:style-name="ce110"/>
          <table:table-cell table:style-name="ce78" office:value-type="string" calcext:value-type="string">
            <text:p>+ <text:span text:style-name="T145">файловые операции</text:span> (создание и удаление файлов и каталогов, например, создание файлов при создании таблицы),</text:p>
            <text:p>так как эти операции должны происходить синхронно с изменением данных</text:p>
          </table:table-cell>
          <table:table-cell table:style-name="ce47" table:number-columns-repeated="1022"/>
        </table:table-row>
        <table:table-row table:style-name="ro41">
          <table:table-cell table:style-name="ce110"/>
          <table:table-cell table:style-name="ce78" office:value-type="string" calcext:value-type="string">
            <text:p><text:span text:style-name="T146">+ </text:span><text:span text:style-name="T147">хеш-индексы</text:span>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НЕ записываются</text:p>
          </table:table-cell>
          <table:table-cell table:style-name="ce78" office:value-type="string" calcext:value-type="string">
            <text:p>- <text:span text:style-name="T136">операции с нежурналируемыми (unlogged) таблицами</text:span></text:p>
          </table:table-cell>
          <table:table-cell table:style-name="ce47" table:number-columns-repeated="1022"/>
        </table:table-row>
        <table:table-row table:style-name="ro34">
          <table:table-cell table:style-name="ce110"/>
          <table:table-cell table:style-name="ce78" office:value-type="string" calcext:value-type="string">
            <text:p>- <text:span text:style-name="T2">операции с временными таблицами</text:span> — нет смысла, </text:p>
            <text:p>поскольку время жизни таких таблиц не превышает времени жизни создавшего их сеанса.</text:p>
          </table:table-cell>
          <table:table-cell table:style-name="ce47" table:number-columns-repeated="1022"/>
        </table:table-row>
        <table:table-row table:style-name="ro1">
          <table:table-cell table:style-name="ce110"/>
          <table:table-cell table:style-name="ce78"/>
          <table:table-cell table:style-name="ce47" table:number-columns-repeated="1022"/>
        </table:table-row>
        <table:table-row table:style-name="ro42">
          <table:table-cell table:style-name="ce110" office:value-type="string" calcext:value-type="string">
            <text:p>В <text:span text:style-name="T2">заголовке</text:span> записи содержатся:</text:p>
          </table:table-cell>
          <table:table-cell table:style-name="ce78" office:value-type="string" calcext:value-type="string">
            <text:p>* номер транзакции, к которой относится запись;</text:p>
            <text:p><text:span text:style-name="T128">* </text:span>менеджер ресурсов — компонент системы, ответственный за запись;</text:p>
            <text:p><text:span text:style-name="T128">* </text:span>контрольная сумма (CRC) — позволяет определить повреждение данных;</text:p>
            <text:p><text:span text:style-name="T128">* </text:span>длина записи и ссылка на предыдущую запись.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$PGDATA/pg_wal</text:p>
          </table:table-cell>
          <table:table-cell table:style-name="ce78" office:value-type="string" calcext:value-type="string">
            <text:p>Место, где хранится журнал в виде файлов в каталоге.</text:p>
          </table:table-cell>
          <table:table-cell table:style-name="ce47" table:number-columns-repeated="1022"/>
        </table:table-row>
        <table:table-row table:style-name="ro40">
          <table:table-cell table:style-name="ce110" office:value-type="string" calcext:value-type="string">
            <text:p>ключ --wal-segsize</text:p>
          </table:table-cell>
          <table:table-cell table:style-name="ce78" office:value-type="string" calcext:value-type="string">
            <text:p>При инициализации кластера отвечает за размер файлов журнала</text:p>
            <text:p>на диске (по умолчанию по 16 мб)</text:p>
          </table:table-cell>
          <table:table-cell table:style-name="ce47" table:number-columns-repeated="1022"/>
        </table:table-row>
        <table:table-row table:style-name="ro43">
          <table:table-cell table:style-name="ce110" office:value-type="string" calcext:value-type="string">
            <text:p>wal_buffers</text:p>
          </table:table-cell>
          <table:table-cell table:style-name="ce78" office:value-type="string" calcext:value-type="string">
            <text:p><text:span text:style-name="T2">Размер журнального кеша.</text:span></text:p>
            <text:p>Специальные буферы выделены для журнала.</text:p>
          </table:table-cell>
          <table:table-cell table:style-name="ce47" table:number-columns-repeated="1022"/>
        </table:table-row>
        <table:table-row table:style-name="ro34">
          <table:table-cell table:style-name="ce110" office:value-type="string" calcext:value-type="string">
            <text:p>pg_current_wal_lsn - "хвост"</text:p>
            <text:p>pg_current_wal_insert_lsn - "голова"</text:p>
          </table:table-cell>
          <table:table-cell table:style-name="ce78" office:value-type="string" calcext:value-type="string">
            <text:p>Журнальный кеш устроен наподобие буферного кеша, но работает </text:p>
            <text:p><text:span text:style-name="T2">в режиме кольцевого буфера</text:span>: записи добавляются в «голову», а записываются на диск с «хвоста»</text:p>
          </table:table-cell>
          <table:table-cell table:style-name="ce47" table:number-columns-repeated="1022"/>
        </table:table-row>
        <table:table-row table:style-name="ro44">
          <table:table-cell table:style-name="ce110" office:value-type="string" calcext:value-type="string">
            <text:p>pg_lsn</text:p>
          </table:table-cell>
          <table:table-cell table:style-name="ce78" office:value-type="string" calcext:value-type="string">
            <text:p><text:span text:style-name="T2">тип данных для выбора записи в журнале</text:span> (LSN = log sequence number)</text:p>
            <text:p>64-битное число, представляющее собой байтовое смещение до записи относительно начала журнала.</text:p>
          </table:table-cell>
          <table:table-cell table:style-name="ce47" table:number-columns-repeated="1022"/>
        </table:table-row>
        <table:table-row table:style-name="ro36">
          <table:table-cell table:style-name="ce110" office:value-type="string" calcext:value-type="string">
            <text:p><text:span text:style-name="T6">SELECT * FROM</text:span> pg_ls_waldir() <text:span text:style-name="T6">WHERE</text:span> name = <text:span text:style-name="T7">'000000010000000000000033'</text:span></text:p>
          </table:table-cell>
          <table:table-cell table:style-name="ce110" office:value-type="string" calcext:value-type="string">
            <text:p>Выбор записи в жунальном кешэ</text:p>
          </table:table-cell>
          <table:table-cell table:style-name="ce47" table:number-columns-repeated="1022"/>
        </table:table-row>
        <table:table-row table:style-name="ro45">
          <table:table-cell table:style-name="ce110" office:value-type="string" calcext:value-type="string">
            <text:p><text:span text:style-name="T6">CREATE EXTENSION</text:span> pageinspect;</text:p>
            <text:p><text:span text:style-name="T6">BEGIN;</text:span></text:p>
            <text:p><text:span text:style-name="T6">SELECT</text:span> pg_current_wal_insert_lsn();</text:p>
            <text:p/>
          </table:table-cell>
          <table:table-cell table:style-name="ce110" office:value-type="string" calcext:value-type="string">
            <text:p><text:span text:style-name="T2">Отслеживать позицию в журнале</text:span> LSN можно с помощью pageinspect</text:p>
            <text:p>Запускаем транзакцию и отслеживаем позицию в журнале</text:p>
            <text:p>Получим:</text:p>
            <text:p><text:span text:style-name="T9">pg_current_wal_insert_lsn </text:span></text:p>
            <text:p><text:span text:style-name="T9">---------------------------</text:span></text:p>
            <text:p><text:span text:style-name="T9"> 0/331F377C</text:span></text:p>
          </table:table-cell>
          <table:table-cell table:style-name="ce47" table:number-columns-repeated="1022"/>
        </table:table-row>
        <table:table-row table:style-name="ro45">
          <table:table-cell table:style-name="ce110" office:value-type="string" calcext:value-type="string">
            <text:p>SELECT lsn FROM page_header(get_raw_page('wal',0));</text:p>
            <text:p><text:span text:style-name="T9">    lsn     </text:span></text:p>
            <text:p><text:span text:style-name="T9">------------</text:span></text:p>
            <text:p><text:span text:style-name="T9"> 0/331F37C4</text:span></text:p>
            <text:p><text:span text:style-name="T9">(1 row</text:span><text:span text:style-name="T134">)</text:span></text:p>
          </table:table-cell>
          <table:table-cell table:style-name="ce110" office:value-type="string" calcext:value-type="string">
            <text:p>Такая же ссылка на ПОСЛЕДНЮЮ ЖУРНАЛЬНУЮ ЗАПИСЬ, связанную со страницей, есть в заголовке страницы буфера.  </text:p>
            <text:p/>
            <text:p>Это для обеспечения последовательности:</text:p>
            <text:p>сначала на диск пишется журнальная запись, только затем - страница из буфера</text:p>
          </table:table-cell>
          <table:table-cell table:style-name="ce47" table:number-columns-repeated="1022"/>
        </table:table-row>
        <table:table-row table:style-name="ro1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44" office:value-type="string" calcext:value-type="string">
            <text:p>Восстановление</text:p>
          </table:table-cell>
          <table:table-cell table:style-name="ce44" office:value-type="string" calcext:value-type="string">
            <text:p><text:a xlink:href="https://habr.com/ru/company/postgrespro/blog/460423/" xlink:type="simple">https://habr.com/ru/company/postgrespro/blog/460423/</text:a></text:p>
          </table:table-cell>
          <table:table-cell table:style-name="ce47" table:number-columns-repeated="1022"/>
        </table:table-row>
        <table:table-row table:style-name="ro45">
          <table:table-cell table:style-name="ce110" office:value-type="string" calcext:value-type="string">
            <text:p><text:span text:style-name="T128">Запуск сервера → процесс postmaster → процесс </text:span>startup</text:p>
          </table:table-cell>
          <table:table-cell table:style-name="ce110" office:value-type="string" calcext:value-type="string">
            <text:p><text:span text:style-name="T131">startup обеспечивает восстановление</text:span><text:span text:style-name="T132">, ЕСЛИ оно нужно.</text:span></text:p>
            <text:p><text:span text:style-name="T137">Он смотрит в специальный управляющий файл $PGDATA/global/pg_control на </text:span><text:span text:style-name="T138">статус кластера</text:span><text:span text:style-name="T139">:</text:span></text:p>
            <text:p><text:span text:style-name="T128">«shut down» - выключен нормлаьно, восстановление НЕ нужно</text:span></text:p>
            <text:p><text:span text:style-name="T128">«in production» - СУБД упала, требуется восстановление</text:span></text:p>
            <text:p/>
          </table:table-cell>
          <table:table-cell table:style-name="ce47" table:number-columns-repeated="1022"/>
        </table:table-row>
        <table:table-row table:style-name="ro34">
          <table:table-cell table:style-name="ce110" office:value-type="string" calcext:value-type="string">
            <text:p>Процесс восстановления:</text:p>
          </table:table-cell>
          <table:table-cell table:style-name="ce110" office:value-type="string" calcext:value-type="string">
            <text:p>Если LSN страницы меньше, чем LSN журнальной записи - применяем изменения, записанные в журнале, к странице.</text:p>
            <text:p/>
          </table:table-cell>
          <table:table-cell table:style-name="ce47" table:number-columns-repeated="1022"/>
        </table:table-row>
        <table:table-row table:style-name="ro1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Контрольная точка</text:p>
          </table:table-cell>
          <table:table-cell table:style-name="ce77"/>
          <table:table-cell table:style-name="ce47" table:number-columns-repeated="1022"/>
        </table:table-row>
        <table:table-row table:style-name="ro34">
          <table:table-cell table:style-name="ce110" office:value-type="string" calcext:value-type="string">
            <text:p>Контрольная точка - на самом деле <text:span text:style-name="T2">отрезок</text:span></text:p>
          </table:table-cell>
          <table:table-cell table:style-name="ce110" office:value-type="string" calcext:value-type="string">
            <text:p>Мы начинаем контрольную точку и <text:span text:style-name="T2">грязные (изменённые) буферы начинают</text:span></text:p>
            <text:p><text:span text:style-name="T2">по-тихоньку без пиковых нагрузок писаться на диск</text:span>.</text:p>
            <text:p>Когда запись окончена, то мы закончили контрольную точку/отрезок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checkpointer - </text:p>
          </table:table-cell>
          <table:table-cell table:style-name="ce110" office:value-type="string" calcext:value-type="string">
            <text:p>процесс, выполняющий <text:s/>КТ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<text:span text:style-name="T6">CHECKPOINT</text:span>;</text:p>
          </table:table-cell>
          <table:table-cell table:style-name="ce110" office:value-type="string" calcext:value-type="string">
            <text:p>Команда, немедленно выполняющая <text:s/>КТ</text:p>
          </table:table-cell>
          <table:table-cell table:style-name="ce47" table:number-columns-repeated="1022"/>
        </table:table-row>
        <table:table-row table:style-name="ro34">
          <table:table-cell table:style-name="ce110" office:value-type="string" calcext:value-type="string">
            <text:p>… CHECKPOINT_ONLINE redo 0/3514A048 ...</text:p>
          </table:table-cell>
          <table:table-cell table:style-name="ce110" office:value-type="string" calcext:value-type="string">
            <text:p><text:span text:style-name="T128">Часть записи в дурнале, отвечающей за завершение  КТ</text:span>.</text:p>
            <text:p><text:span text:style-name="T128">LSN после слова "redo" - позиция начала сохранения  КТ</text:span></text:p>
            <text:p/>
          </table:table-cell>
          <table:table-cell table:style-name="ce47" table:number-columns-repeated="1022"/>
        </table:table-row>
        <table:table-row table:style-name="ro46">
          <table:table-cell table:style-name="ce110" office:value-type="string" calcext:value-type="string">
            <text:p>checkpoint_completion_target</text:p>
          </table:table-cell>
          <table:table-cell table:style-name="ce110" office:value-type="string" calcext:value-type="string">
            <text:p><text:span text:style-name="T2">Продолжительность записи грязных буферов</text:span> </text:p>
            <text:p>по отношению к времени между сохранением контрольных точек.</text:p>
            <text:p>От 0.5 до 1.0</text:p>
          </table:table-cell>
          <table:table-cell table:style-name="ce47" table:number-columns-repeated="1022"/>
        </table:table-row>
        <table:table-row table:style-name="ro47">
          <table:table-cell table:style-name="ce110" office:value-type="string" calcext:value-type="string">
            <text:p>checkpoint_timeout</text:p>
          </table:table-cell>
          <table:table-cell table:style-name="ce110" office:value-type="string" calcext:value-type="string">
            <text:p><text:span text:style-name="T133">Таймаут плановых КТ.</text:span></text:p>
            <text:p><text:span text:style-name="T22">Время генерации такого числа журнальных записей, </text:span></text:p>
            <text:p><text:span text:style-name="T128">при появлении которых мы хотим делать  КТ</text:span>.</text:p>
            <text:p>При прошествии такого времени запускается плановая КТ.</text:p>
            <text:p/>
          </table:table-cell>
          <table:table-cell table:style-name="ce47" table:number-columns-repeated="1022"/>
        </table:table-row>
        <table:table-row table:style-name="ro28">
          <table:table-cell table:style-name="ce110" office:value-type="string" calcext:value-type="string">
            <text:p>max_wal_size</text:p>
          </table:table-cell>
          <table:table-cell table:style-name="ce110" office:value-type="string" calcext:value-type="string">
            <text:p><text:span text:style-name="T131">Максимальное число журнальных записей</text:span><text:span text:style-name="T132">. Если оно достигается - инициируется внеплановая  КТ</text:span></text:p>
          </table:table-cell>
          <table:table-cell table:style-name="ce47" table:number-columns-repeated="1022"/>
        </table:table-row>
        <table:table-row table:style-name="ro36">
          <table:table-cell table:style-name="ce110"/>
          <table:table-cell table:style-name="ce110" office:value-type="string" calcext:value-type="string">
            <text:p><text:span text:style-name="T128">чем РЕЖЕ можно позволить себе  КТ, </text:span></text:p>
            <text:p><text:span text:style-name="T128">тем ЛУЧШЕ — это сокращает накладные расходы.</text:span>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<text:span text:style-name="T6">ALTER SYSTEM SET</text:span> log_checkpoints = <text:span text:style-name="T6">on</text:span>;</text:p>
          </table:table-cell>
          <table:table-cell table:style-name="ce110" office:value-type="string" calcext:value-type="string">
            <text:p>вкючение записей о контрольных точках в системный лог.</text:p>
          </table:table-cell>
          <table:table-cell table:style-name="ce47" table:number-columns-repeated="1022"/>
        </table:table-row>
        <table:table-row table:style-name="ro1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Фоновая запись</text:p>
          </table:table-cell>
          <table:table-cell table:style-name="ce77"/>
          <table:table-cell table:style-name="ce47" table:number-columns-repeated="1022"/>
        </table:table-row>
        <table:table-row table:style-name="ro36">
          <table:table-cell table:style-name="ce110" office:value-type="string" calcext:value-type="string">
            <text:p>background writer, </text:p>
            <text:p>bgwriter или просто writer</text:p>
          </table:table-cell>
          <table:table-cell table:style-name="ce110" office:value-type="string" calcext:value-type="string">
            <text:p>ЕСЛИ вытесняется из кеша грязная страница, её принудительно записывает на диск фоновая запись</text:p>
          </table:table-cell>
          <table:table-cell table:style-name="ce47" table:number-columns-repeated="1022"/>
        </table:table-row>
        <table:table-row table:style-name="ro45">
          <table:table-cell table:style-name="ce110"/>
          <table:table-cell table:style-name="ce110" office:value-type="string" calcext:value-type="string">
            <text:p>Записываются буферы, которые одновременно:</text:p>
            <text:p/>
            <text:p>    * содержат измененные данные (грязные),</text:p>
            <text:p><text:span text:style-name="T128">    * </text:span>не закреплены (pin count = 0),</text:p>
            <text:p><text:span text:style-name="T128">    * </text:span>имеют нулевое число обращений (usage count = 0).</text:p>
            <text:p/>
          </table:table-cell>
          <table:table-cell table:style-name="ce47" table:number-columns-repeated="1022"/>
        </table:table-row>
        <table:table-row table:style-name="ro47">
          <table:table-cell table:style-name="ce110"/>
          <table:table-cell table:style-name="ce110" office:value-type="string" calcext:value-type="string">
            <text:p>Фоновый<text:span text:style-name="T2"> процесс записи как бы бежит впереди вытеснения </text:span></text:p>
            <text:p>и находит те буферы, которые с большой вероятностью вскоре будут вытеснены. </text:p>
            <text:p/>
            <text:p>обслуживающие процессы должны обнаружить, что выбранные ими буферы можно использовать, не останавливаясь для записи.</text:p>
          </table:table-cell>
          <table:table-cell table:style-name="ce47" table:number-columns-repeated="1022"/>
        </table:table-row>
        <table:table-row table:style-name="ro35">
          <table:table-cell table:style-name="ce110" office:value-type="string" calcext:value-type="string">
            <text:p>Процесс фоновой записи работает циклами</text:p>
            <text:p>максимум по <text:span text:style-name="T9">bgwriter_lru_maxpages</text:span> страниц,</text:p>
            <text:p/>
            <text:p>засыпая между циклами на <text:span text:style-name="T9">bgwriter_delay.</text:span></text:p>
          </table:table-cell>
          <table:table-cell table:style-name="ce110"/>
          <table:table-cell table:style-name="ce47" table:number-columns-repeated="1022"/>
        </table:table-row>
        <table:table-row table:style-name="ro48">
          <table:table-cell table:style-name="ce110" office:value-type="string" calcext:value-type="string">
            <text:p><text:span text:style-name="T6">SELECT * FROM</text:span> pg_stat_bgwriter \gx</text:p>
          </table:table-cell>
          <table:table-cell table:style-name="ce110" office:value-type="string" calcext:value-type="string">
            <text:p>статистика работы процессов контрольной точки и фоновой записи</text:p>
            <text:p/>
            <text:p>    checkpoints_timed — по расписанию (по достижению checkpoint_timeout),</text:p>
            <text:p>    checkpoints_req — по требованию (в том числе по достижению max_wal_size).</text:p>
            <text:p/>
          </table:table-cell>
          <table:table-cell table:style-name="ce47" table:number-columns-repeated="1022"/>
        </table:table-row>
        <table:table-row table:style-name="ro45">
          <table:table-cell table:style-name="ce110"/>
          <table:table-cell table:style-name="ce110" office:value-type="string" calcext:value-type="string">
            <text:p>Количество записанных страниц</text:p>
            <text:p/>
            <text:p>    buffers_checkpoint — процессом контрольной точки,</text:p>
            <text:p>    buffers_backend — обслуживающими процессами,</text:p>
            <text:p>    buffers_clean — процессом фоновой записи.</text:p>
            <text:p/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<text:span text:style-name="T6">SELECT</text:span> pg_stat_reset_shared(<text:span text:style-name="T7">'bgwriter'</text:span>);</text:p>
          </table:table-cell>
          <table:table-cell table:style-name="ce110" office:value-type="string" calcext:value-type="string">
            <text:p>Сбросить накопленную статистику</text:p>
          </table:table-cell>
          <table:table-cell table:style-name="ce47" table:number-columns-repeated="1022"/>
        </table:table-row>
        <table:table-row table:style-name="ro1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Уровни журналирования</text:p>
          </table:table-cell>
          <table:table-cell table:style-name="ce77"/>
          <table:table-cell table:style-name="ce47" table:number-columns-repeated="1022"/>
        </table:table-row>
        <table:table-row table:style-name="ro49">
          <table:table-cell table:style-name="ce110" office:value-type="string" calcext:value-type="string">
            <text:p>wal_level</text:p>
          </table:table-cell>
          <table:table-cell table:style-name="ce110" office:value-type="string" calcext:value-type="string">
            <text:p>Так же, как с логированием</text:p>
            <text:p>журнал каждого следующего уровня включает в себя </text:p>
            <text:p>всё, что попадает в журнал предыдущего уровня, плюс еще что-то новое.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wal_level = minimal </text:p>
          </table:table-cell>
          <table:table-cell table:style-name="ce110" office:value-type="string" calcext:value-type="string">
            <text:p>гарантирует только восстановление после сбоя</text:p>
          </table:table-cell>
          <table:table-cell table:style-name="ce47" table:number-columns-repeated="1022"/>
        </table:table-row>
        <table:table-row table:style-name="ro50">
          <table:table-cell table:style-name="ce46" office:value-type="string" calcext:value-type="string">
            <text:p>wal_level = replica</text:p>
          </table:table-cell>
          <table:table-cell table:style-name="ce110" office:value-type="string" calcext:value-type="string">
            <text:p>возможность восстановления из резервной копии </text:p>
            <text:p>и возможность физической репликации</text:p>
          </table:table-cell>
          <table:table-cell table:style-name="ce47" table:number-columns-repeated="1022"/>
        </table:table-row>
        <table:table-row table:style-name="ro50">
          <table:table-cell table:style-name="ce110" office:value-type="string" calcext:value-type="string">
            <text:p><text:span text:style-name="T6">ALTER SYSTEM RESET</text:span> wal_level;</text:p>
            <text:p><text:span text:style-name="T6">ALTER SYSTEM RESET</text:span> max_wal_senders;</text:p>
          </table:table-cell>
          <table:table-cell table:style-name="ce110" office:value-type="string" calcext:value-type="string">
            <text:p>Сбросить истему к заводским настройкам. </text:p>
            <text:p>Уровень replica - как раз дефолтный.</text:p>
          </table:table-cell>
          <table:table-cell table:style-name="ce47" table:number-columns-repeated="1022"/>
        </table:table-row>
        <table:table-row table:style-name="ro51">
          <table:table-cell table:style-name="ce110" office:value-type="string" calcext:value-type="string">
            <text:p>wal_level = logical </text:p>
          </table:table-cell>
          <table:table-cell table:style-name="ce110" office:value-type="string" calcext:value-type="string">
            <text:p>обеспечивает возможность работы логического декодирования и логической репликации. Он должен быть включен на публикующем сервере.</text:p>
            <text:p/>
            <text:p>практически не отличается от replica — добавляются записи, относящиеся к источникам репликации (replication origins), и произвольные логические записи, которые могут добавлять в журнал приложения</text:p>
          </table:table-cell>
          <table:table-cell table:style-name="ce47" table:number-columns-repeated="1022"/>
        </table:table-row>
        <table:table-row table:style-name="ro1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Репликация БД</text:p>
          </table:table-cell>
          <table:table-cell table:style-name="ce77"/>
          <table:table-cell table:style-name="ce47" table:number-columns-repeated="1022"/>
        </table:table-row>
        <table:table-row table:style-name="ro1" table:number-rows-repeated="8">
          <table:table-cell table:style-name="ce110"/>
          <table:table-cell table:style-name="ce78"/>
          <table:table-cell table:style-name="ce47" table:number-columns-repeated="1022"/>
        </table:table-row>
        <table:table-row table:style-name="ro52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Индексы</text:p>
          </table:table-cell>
          <table:table-cell table:style-name="ce77"/>
          <table:table-cell table:number-columns-repeated="1022"/>
        </table:table-row>
        <table:table-row table:style-name="ro34">
          <table:table-cell table:style-name="ce110" office:value-type="string" calcext:value-type="string">
            <text:p>При установке индекса по каждой строке </text:p>
            <text:p>появляются невидимые столбцы,</text:p>
            <text:p>содержащие... <text:span text:style-name="T135">индекс???</text:span></text:p>
          </table:table-cell>
          <table:table-cell table:style-name="ce110"/>
          <table:table-cell table:number-columns-repeated="1022"/>
        </table:table-row>
        <table:table-row table:style-name="ro1" table:number-rows-repeated="2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Анализ запросов</text:p>
          </table:table-cell>
          <table:table-cell table:style-name="ce77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 (ANALIZE)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EXPLAIN (ANALIZE, BUFFER)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110" office:value-type="string" calcext:value-type="string">
            <text:p>Nested Loop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tmapAnd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map Heap Sc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tmap Index Scan</text:p>
          </table:table-cell>
          <table:table-cell table:style-name="ce110"/>
          <table:table-cell table:number-columns-repeated="1022"/>
        </table:table-row>
        <table:table-row table:style-name="ro34">
          <table:table-cell table:style-name="ce110" office:value-type="string" calcext:value-type="string">
            <text:p>Index Scan</text:p>
          </table:table-cell>
          <table:table-cell table:style-name="ce110" office:value-type="string" calcext:value-type="string">
            <text:p>Сканирование по индексу</text:p>
            <text:p>В этом случае буферное кольцо не используется и в буферном кеше окажется вся таблица полностью (и почти весь индекс тоже)</text:p>
          </table:table-cell>
          <table:table-cell table:number-columns-repeated="1022"/>
        </table:table-row>
        <table:table-row table:style-name="ro36">
          <table:table-cell table:style-name="ce110" office:value-type="string" calcext:value-type="string">
            <text:p>Seq Scan <text:s/>= Sequense Scan</text:p>
          </table:table-cell>
          <table:table-cell table:style-name="ce110" office:value-type="string" calcext:value-type="string">
            <text:p>Последовательное чтение больших таблиц, для которого </text:p>
            <text:p>выделяется буферное кольцо размером  по умолчанию 32 страницы (буфера)</text:p>
          </table:table-cell>
          <table:table-cell table:number-columns-repeated="1022"/>
        </table:table-row>
        <table:table-row table:style-name="ro53">
          <table:table-cell table:style-name="ce110" office:value-type="string" calcext:value-type="string">
            <text:p><text:span text:style-name="T9">SET</text:span> enable_seqscan = off;</text:p>
          </table:table-cell>
          <table:table-cell table:style-name="ce110" office:value-type="string" calcext:value-type="string">
            <text:p>Запрещаем последовательное сканирование</text:p>
          </table:table-cell>
          <table:table-cell table:number-columns-repeated="1022"/>
        </table:table-row>
        <table:table-row table:style-name="ro1" table:number-rows-repeated="4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MVCC - Изоляция</text:p>
          </table:table-cell>
          <table:table-cell table:style-name="ce77"/>
          <table:table-cell table:number-columns-repeated="1022"/>
        </table:table-row>
        <table:table-row table:style-name="ro1" table:number-rows-repeated="20">
          <table:table-cell table:style-name="ce110" table:number-columns-repeated="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11:07:44.90894635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15T14:06:32.966510303</dc:date>
    <meta:editing-duration>P2DT4H22M5S</meta:editing-duration>
    <meta:editing-cycles>492</meta:editing-cycles>
    <meta:document-statistic meta:table-count="4" meta:cell-count="301" meta:object-count="0"/>
  </office:meta>
</office:document-meta>
</file>